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2">
  <office:scripts/>
  <office:font-face-decls>
    <style:font-face style:name="Albany" svg:font-family="Albany" style:font-family-generic="swiss" style:font-pitch="variable"/>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monospace"/>
    <style:font-face style:name="HG Mincho Light J" svg:font-family="'HG Mincho Light J'" style:font-pitch="variable"/>
    <style:font-face style:name="Segoe UI" svg:font-family="'Segoe UI'"/>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pt" fo:margin-bottom="14.14pt" loext:contextual-spacing="false"/>
    </style:style>
    <style:style style:name="P3" style:family="paragraph" style:parent-style-name="Text_20_body">
      <style:paragraph-properties fo:margin-top="0pt" fo:margin-bottom="14.14pt" loext:contextual-spacing="false" fo:line-height="200%" fo:text-align="center" style:justify-single-word="false" fo:padding="0pt" fo:border="none"/>
      <style:text-properties fo:font-style="italic"/>
    </style:style>
    <style:style style:name="P4" style:family="paragraph" style:parent-style-name="Text_20_body" style:master-page-name="HTML">
      <style:paragraph-properties fo:margin-top="0pt" fo:margin-bottom="14.14pt" loext:contextual-spacing="false" fo:line-height="200%" fo:text-align="center" style:justify-single-word="false" style:page-number="auto" fo:padding="0pt" fo:border="none"/>
    </style:style>
    <style:style style:name="T1" style:family="text">
      <style:text-properties fo:font-size="36pt"/>
    </style:style>
    <style:style style:name="T2" style:family="text">
      <style:text-properties fo:language="zxx"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l Spacejock book one - Sample yWriter Project</text:p>
      <text:p text:style-name="P3">Simon Haynes</text:p>
      <text:p text:style-name="Heading_20_1">Part 1</text:p>
      <text:h text:style-name="Heading_20_2" text:outline-level="2">Chapter 1</text:h>
      <text:p text:style-name="P2">Hal Spacejock was <text:span text:style-name="T1">sitting</text:span> at the <text:span text:style-name="Emphasis">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text:soft-page-break/>However, since Hal was the only human aboard the Black Gull, his choice of opponents was limited.</text:p>
      <text:p text:style-name="P2">"Your turn," said the Navcom, in a neutral female voice.</text:p>
      <text:p text:style-name="P2">"I'm thinking."</text:p>
      <text:p text:style-name="P2">"While you're planning your opening move, can I tell you about a special offer?"</text:p>
      <text:p text:style-name="P2">"What kind of offer?" asked Hal suspiciously.</text:p>
      <text:p text:style-name="P2">"Planet books have a chess title on sale."</text:p>
      <text:p text:style-name="P2">"Really? Put it on main."</text:p>
      <text:p text:style-name="P2">The wide viewscreen above the console turned red, and the word '<text:span text:style-name="T2">SaLE</text:span>' appeared in vibrating yellow text. The letters grew legs and marched off the screen, bringing a wire basket on wheels into view.</text:p>
      <text:p text:style-name="P2">"I don't need all this crap," said Hal. "Just show me the deal."</text:p>
      <text:p text:style-name="P2">"Almost there," said the Navcom. "Keep watching."</text:p>
      <text:p text:style-name="P2">A flock of pigeons burst from the basket, leaving a tumbling cloud of feathers which dropped to the ground and formed the words <text:span text:style-name="Strong_20_Emphasis">'Special Offer'</text:span>. A gust of wind blew the feathers away, and a book title flashed up on the screen.</text:p>
      <text:p text:style-name="P2">"Chess for the intellectually challenged?" said Hal, staring at the cover in disbelief. "Is this some kind of joke?"</text:p>
      <text:p text:style-name="P2"><text:soft-page-break/>"It's part of a popular series," said the Navcom.</text:p>
      <text:p text:style-name="P2">"What are the others? Interstellar navigation for nutters? Moon landings for morons?"</text:p>
      <text:p text:style-name="P2">"Shall I add those titles to your basket?"</text:p>
      <text:p text:style-name="P2"/>
      <text:p text:style-name="P2">. . .</text:p>
      <text:h text:style-name="Heading_20_2" text:outline-level="2">Chapter 2</text:h>
      <text:p text:style-name="P2">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P2">. . .</text:p>
      <text:h text:style-name="Heading_20_4" text:outline-level="4">* * *</text:h>
      <text:p text:style-name="P2">Hal was pacing the Black Gull's flight deck, ready to put his fist through the nearest wall. "What do you mean, you can't call Jerling back? What do you mean you didn't save his details?"</text:p>
      <text:p text:style-name="P2"><text:soft-page-break/>"I erased the record after you turned the job down."</text:p>
      <text:p text:style-name="P2">"So look it up again!"</text:p>
      <text:p text:style-name="P2">"Negative, we can't afford the search fees." The Navcom hesitated. "Incidentally, it's your move."</text:p>
      <text:p text:style-name="P2">"How can you think of a bloody chess game at a time like this?"</text:p>
      <text:p text:style-name="P2">"You're only saying that because you're losing."</text:p>
      <text:p text:style-name="P2"/>
      <text:p text:style-name="P2">. . .</text:p>
      <text:h text:style-name="Heading_20_2" text:outline-level="2">Chapter 3</text:h>
      <text:p text:style-name="P2">"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P2">"Why don't you open the door?" asked the Navcom.</text:p>
      <text:p text:style-name="P2">"No thanks. Vurdi's robot might be hanging around."</text:p>
      <text:p text:style-name="P2"/>
      <text:p text:style-name="P2">. . .</text:p>
      <text:h text:style-name="Heading_20_2" text:outline-level="2"><text:soft-page-break/>Chapter 4</text:h>
      <text:p text:style-name="P2">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P2">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P2"/>
      <text:p text:style-name="P2">. . .</text:p>
      <text:h text:style-name="Heading_20_4" text:outline-level="4">* * *</text:h>
      <text:p text:style-name="P2">Clunk dropped the last chess piece into the small wooden box <text:soft-page-break/>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P2">"Yes."</text:p>
      <text:p text:style-name="P2">"Run a search, please. All details on a company called Incubots."</text:p>
      <text:p text:style-name="P2">There was a brief pause. "Owned by Redge Muller. Incubots specialises in robot programming and advanced pilot training."</text:p>
      <text:p text:style-name="P2">Clunk looked relieved. "So that's what Mr. Jerling has in store for me. When I questioned him on the subject he was rather evasive."</text:p>
      <text:p text:style-name="P2">"Humans tell lies about the most trivial matters."</text:p>
      <text:p text:style-name="P2"/>
      <text:p text:style-name="P2">. . .</text:p>
      <text:h text:style-name="Heading_20_4" text:outline-level="4">* * *</text:h>
      <text:p text:style-name="P2">Hal left the maintenance vehicle in the spaceport's outer carpark and walked to the admin block. An information kiosk directed him to an elevator, where he pressed the button marked 'Portmaster'.</text:p>
      <text:p text:style-name="P2"><text:soft-page-break/>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P2"/>
      <text:p text:style-name="P2">. . .</text:p>
      <text:h text:style-name="Heading_20_4" text:outline-level="4">* * *</text:h>
      <text:p text:style-name="P2">"Simulation suspended, incoming message."</text:p>
      <text:p text:style-name="P2">The cloud cities of Aklam faded from Clunk's vision. "What?"</text:p>
      <text:p text:style-name="P2">"Incoming message."</text:p>
      <text:p text:style-name="P2">"Are we meant to answer it?"</text:p>
      <text:p text:style-name="P2">"It's Mr. Spacejock," said the Navcom.</text:p>
      <text:p text:style-name="P2">Clunk sat up straight. "Please open the connection."</text:p>
      <text:p text:style-name="P2">"Hey, robot!" called Hal.</text:p>
      <text:p text:style-name="P2">"Yes, sir?"</text:p>
      <text:p text:style-name="P2">"Call Jerling and get me a loan. I need three hundred in cash for landing fees and fuel."</text:p>
      <text:p text:style-name="P2">"I don't think he'll lend you any money," said Clunk <text:soft-page-break/>dubiously.</text:p>
      <text:p text:style-name="P2">. . .</text:p>
      <text:h text:style-name="Heading_20_2" text:outline-level="2">Chapter 5</text:h>
      <text:p text:style-name="P2">Portmaster Linten studied Hal across the desk, eyes narrowed. "Are you telling me this Jerling character will pay your bill?"</text:p>
      <text:p text:style-name="P2">"He has to. I can't deliver his cargo if the Gull is stuck here, can I?"</text:p>
      <text:p text:style-name="P2">The commset buzzed and Linten leant forward. "Yes?"</text:p>
      <text:p text:style-name="P2">There was a crackling sound. "Help! Fire!" said a voice over the noise.</text:p>
      <text:p text:style-name="P2">"Who is this? What are you talking about?"</text:p>
      <text:p text:style-name="P2">"The grass is burning," cried the voice. "There's a fire on the landing field!"</text:p>
      <text:p text:style-name="P2">"Which pad?"</text:p>
      <text:p text:style-name="P2">"Fifty-two," said Hal, smothering a grin. "That's Clunk." He leant towards the commset. "Clunk, is the ship in danger from this, er, fire?"</text:p>
      <text:p text:style-name="P2">"Not yet, Mr Spacejock, but it soon will be. Would you like me to move it out of the way?"</text:p>
      <text:p text:style-name="P2"><text:soft-page-break/>"You keep your hands off the controls. I'll be there in a tick."</text:p>
      <text:p text:style-name="P2">"You'll have to hurry, the fire's right up to the refuelling cluster. If that explodes--"</text:p>
      <text:p text:style-name="P2"/>
      <text:p text:style-name="P2">. . .</text:p>
      <text:h text:style-name="Heading_20_4" text:outline-level="4">* * *</text:h>
      <text:p text:style-name="P2">"Deploy fire hose!" shouted Clunk.</text:p>
      <text:p text:style-name="P2">"Deploying." There was a whining sound outside the hull, which stopped with a sharp crack.</text:p>
      <text:p text:style-name="P2">"What was that?"</text:p>
      <text:p text:style-name="P2">"The reel just fell off," said the Navcom.</text:p>
      <text:p text:style-name="P2"/>
      <text:p text:style-name="P2">. . .</text:p>
      <text:h text:style-name="Heading_20_2" text:outline-level="2">Chapter 6</text:h>
      <text:p text:style-name="P2"/>
      <text:h text:style-name="Heading_20_2" text:outline-level="2"><text:soft-page-break/>Chapter 7</text:h>
      <text:p text:style-name="P2"/>
      <text:h text:style-name="Heading_20_2" text:outline-level="2">Chapter 8</text:h>
      <text:p text:style-name="P2"/>
      <text:h text:style-name="Heading_20_2" text:outline-level="2">Chapter 9</text:h>
      <text:p text:style-name="P2"/>
      <text:h text:style-name="Heading_20_2" text:outline-level="2">Chapter 10</text:h>
      <text:p text:style-name="P2"/>
      <text:h text:style-name="Heading_20_2" text:outline-level="2">Chapter 11</text:h>
      <text:p text:style-name="P2"/>
      <text:h text:style-name="Heading_20_4" text:outline-level="4">* * *</text:h>
      <text:p text:style-name="P2"><text:soft-page-break/></text:p>
      <text:h text:style-name="Heading_20_2" text:outline-level="2">Chapter 12</text:h>
      <text:p text:style-name="P2"/>
      <text:h text:style-name="Heading_20_4" text:outline-level="4">* * *</text:h>
      <text:p text:style-name="P2"/>
      <text:h text:style-name="Heading_20_2" text:outline-level="2">Chapter 13</text:h>
      <text:p text:style-name="P2"/>
      <text:h text:style-name="Heading_20_2" text:outline-level="2">Chapter 14</text:h>
      <text:h text:style-name="Heading_20_2" text:outline-level="2">Chapter 15</text:h>
      <text:p text:style-name="P2"/>
      <text:h text:style-name="Heading_20_4" text:outline-level="4">* * *</text:h>
      <text:p text:style-name="P2"><text:soft-page-break/></text:p>
      <text:h text:style-name="Heading_20_2" text:outline-level="2">Chapter 16</text:h>
      <text:p text:style-name="P2"/>
      <text:h text:style-name="Heading_20_4" text:outline-level="4">* * *</text:h>
      <text:p text:style-name="P2"/>
      <text:h text:style-name="Heading_20_2" text:outline-level="2">Chapter 17</text:h>
      <text:p text:style-name="P2"/>
      <text:h text:style-name="Heading_20_4" text:outline-level="4">* * *</text:h>
      <text:p text:style-name="P2"/>
      <text:p text:style-name="Heading_20_1">Part 2</text:p>
      <text:h text:style-name="Heading_20_2" text:outline-level="2">Chapter 18</text:h>
      <text:p text:style-name="P2"><text:soft-page-break/></text:p>
      <text:h text:style-name="Heading_20_4" text:outline-level="4">* * *</text:h>
      <text:p text:style-name="P2"/>
      <text:h text:style-name="Heading_20_2" text:outline-level="2">Chapter 19</text:h>
      <text:p text:style-name="P2"/>
      <text:h text:style-name="Heading_20_4" text:outline-level="4">* * *</text:h>
      <text:p text:style-name="P2"/>
      <text:h text:style-name="Heading_20_2" text:outline-level="2">Chapter 20</text:h>
      <text:p text:style-name="P2"/>
      <text:h text:style-name="Heading_20_4" text:outline-level="4">* * *</text:h>
      <text:p text:style-name="P2"/>
      <text:h text:style-name="Heading_20_4" text:outline-level="4">* * *</text:h>
      <text:p text:style-name="P2"><text:soft-page-break/></text:p>
      <text:h text:style-name="Heading_20_2" text:outline-level="2">Chapter 21</text:h>
      <text:p text:style-name="P2"/>
      <text:h text:style-name="Heading_20_4" text:outline-level="4">* * *</text:h>
      <text:p text:style-name="P2"/>
      <text:h text:style-name="Heading_20_2" text:outline-level="2">Chapter 22</text:h>
      <text:p text:style-name="P2"/>
      <text:h text:style-name="Heading_20_2" text:outline-level="2">Chapter 23</text:h>
      <text:p text:style-name="P2"/>
      <text:h text:style-name="Heading_20_2" text:outline-level="2">Chapter 24</text:h>
      <text:p text:style-name="P2"/>
      <text:h text:style-name="Heading_20_4" text:outline-level="4"><text:soft-page-break/>* * *</text:h>
      <text:p text:style-name="P2"/>
      <text:h text:style-name="Heading_20_4" text:outline-level="4">* * *</text:h>
      <text:p text:style-name="P2"/>
      <text:h text:style-name="Heading_20_2" text:outline-level="2">Chapter 25</text:h>
      <text:p text:style-name="P2"/>
      <text:h text:style-name="Heading_20_4" text:outline-level="4">* * *</text:h>
      <text:p text:style-name="P2"/>
      <text:h text:style-name="Heading_20_2" text:outline-level="2">Chapter 26</text:h>
      <text:p text:style-name="P2"/>
      <text:h text:style-name="Heading_20_2" text:outline-level="2">Chapter 27</text:h>
      <text:p text:style-name="P2"/>
      <text:h text:style-name="Heading_20_4" text:outline-level="4"><text:soft-page-break/>* * *</text:h>
      <text:p text:style-name="P2"/>
      <text:h text:style-name="Heading_20_2" text:outline-level="2">Chapter 28</text:h>
      <text:p text:style-name="P2"/>
      <text:h text:style-name="Heading_20_4" text:outline-level="4">* * *</text:h>
      <text:p text:style-name="P2"/>
      <text:h text:style-name="Heading_20_2" text:outline-level="2">Chapter 29</text:h>
      <text:p text:style-name="P2"/>
      <text:h text:style-name="Heading_20_4" text:outline-level="4">* * *</text:h>
      <text:p text:style-name="P2"/>
      <text:h text:style-name="Heading_20_4" text:outline-level="4">* * *</text:h>
      <text:p text:style-name="P2"/>
      <text:h text:style-name="Heading_20_2" text:outline-level="2"><text:soft-page-break/>Chapter 30</text:h>
      <text:p text:style-name="P2"/>
      <text:h text:style-name="Heading_20_4" text:outline-level="4">* * *</text:h>
      <text:p text:style-name="P2"/>
      <text:h text:style-name="Heading_20_4" text:outline-level="4">* * *</text:h>
      <text:p text:style-name="P2"/>
      <text:h text:style-name="Heading_20_2" text:outline-level="2">Chapter 31</text:h>
      <text:p text:style-name="P2"/>
      <text:h text:style-name="Heading_20_4" text:outline-level="4">* * *</text:h>
      <text:p text:style-name="P2"/>
      <text:h text:style-name="Heading_20_2" text:outline-level="2"/>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2">
  <office:font-face-decls>
    <style:font-face style:name="Albany" svg:font-family="Albany" style:font-family-generic="swiss" style:font-pitch="variable"/>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monospace"/>
    <style:font-face style:name="HG Mincho Light J" svg:font-family="'HG Mincho Light J'" style:font-pitch="variable"/>
    <style:font-face style:name="Segoe UI" svg:font-family="'Segoe UI'"/>
    <style:font-face style:name="SimSun" svg:font-family="SimSun"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Segoe UI" fo:font-size="12pt" fo:language="en" fo:country="AU" style:font-name-asian="SimSun"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loext:opacity="0%" style:font-name="Segoe UI" fo:font-size="12pt" fo:language="en" fo:country="AU" style:font-name-asian="SimSun" style:font-size-asian="12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14.14pt"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master-page-name="">
      <style:paragraph-properties fo:margin-top="0pt" fo:margin-bottom="0pt" loext:contextual-spacing="false" style:line-height-at-least="20.69pt" style:page-number="auto" fo:break-before="auto" fo:break-after="auto" fo:keep-with-next="auto"/>
      <style:text-properties style:font-name="Courier New" fo:font-family="'Courier New', monospace" fo:font-size="12pt" fo:font-weight="normal"/>
    </style:style>
    <style:style style:name="List" style:family="paragraph" style:parent-style-name="Text_20_body" style:class="list">
      <style:text-properties style:font-name="Segoe UI" fo:font-family="'Segoe UI'" style:font-name-complex="Arial Unicode MS1" style:font-family-complex="'Arial Unicode M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Segoe UI" fo:font-family="'Segoe UI'" fo:font-size="10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egoe UI" fo:font-family="'Segoe UI'"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pt" fo:margin-bottom="14.14pt" loext:contextual-spacing="false" style:border-line-width-bottom="0.06pt 0.99pt 0.06pt" fo:padding="0pt"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Header"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Heading_20_1" style:display-name="Heading 1" style:family="paragraph" style:parent-style-name="Heading" style:next-style-name="Text_20_body" style:class="text" style:master-page-name="">
      <style:paragraph-properties fo:margin-top="41.41pt" fo:margin-bottom="20.69pt" loext:contextual-spacing="false" style:line-height-at-least="20.69pt" fo:text-align="center" style:justify-single-word="false" style:page-number="auto" fo:break-before="auto" fo:break-after="auto" fo:keep-with-next="auto"/>
      <style:text-properties style:font-name="Courier New" fo:font-family="'Courier New', monospace" fo:font-size="12pt" fo:font-weight="bold" style:font-name-asian="Segoe UI" style:font-family-asian="'Segoe UI'" style:font-size-asian="10pt" style:font-weight-asian="normal" style:font-name-complex="Segoe UI" style:font-family-complex="'Segoe UI'" style:font-size-complex="1pt"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41.41pt" fo:margin-bottom="20.69pt" loext:contextual-spacing="false" style:line-height-at-least="20.69pt" fo:text-align="center" style:justify-single-word="false" style:page-number="auto" fo:break-before="auto" fo:break-after="auto" fo:keep-with-next="auto"/>
      <style:text-properties style:font-name="Courier New" fo:font-family="'Courier New', monospace" fo:font-size="12pt" fo:font-weight="bold" style:font-name-asian="Segoe UI" style:font-family-asian="'Segoe UI'" style:font-size-asian="10pt" style:font-weight-asian="normal" style:font-name-complex="Segoe UI" style:font-family-complex="'Segoe UI'" style:font-size-complex="1pt" style:font-weight-complex="normal"/>
    </style:style>
    <style:style style:name="Heading_20_4" style:display-name="Heading 4" style:family="paragraph" style:parent-style-name="Heading" style:next-style-name="Text_20_body" style:default-outline-level="4" style:list-style-name="" style:class="text" style:master-page-name="">
      <style:paragraph-properties fo:margin-top="20.69pt" fo:margin-bottom="20.69pt" loext:contextual-spacing="false" style:line-height-at-least="20.69pt" fo:text-align="center" style:justify-single-word="false" style:page-number="auto" fo:break-before="auto" fo:break-after="auto" fo:keep-with-next="auto"/>
      <style:text-properties style:font-name="Courier New" fo:font-family="'Courier New', monospace" fo:font-size="12pt" fo:font-weight="normal" style:font-name-asian="Segoe UI" style:font-family-asian="'Segoe UI'" style:font-size-asian="10pt" style:font-weight-asian="normal" style:font-name-complex="Segoe UI" style:font-family-complex="'Segoe UI'" style:font-size-complex="1pt" style:font-weight-complex="normal"/>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variant="normal" fo:text-transform="none" fo:font-style="italic" fo:background-color="transparent" style:font-style-asian="normal" style:font-style-complex="norma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pt" svg:y="0pt"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pt" svg:y="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90.71pt" fo:margin-bottom="70.84pt" fo:margin-left="76.56pt" fo:margin-right="85.04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cfe7f5" style:footnote-max-height="0pt" loext:margin-gutter="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33.99pt"/>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2">
  <office:meta>
    <dc:title>Hal Spacejock book one - Sample yWriter Project</dc:title>
    <meta:initial-creator>Simon Haynes</meta:initial-creator>
    <meta:creation-date>2022-09-21T22:32:43</meta:creation-date>
    <dc:creator>Peter Triesberger</dc:creator>
    <dc:date>2023-12-06T14:48:34.500000000</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generator>LibreOffice/7.4.5.1$Windows_X86_64 LibreOffice_project/9c0871452b3918c1019dde9bfac75448afc4b57f</meta:generator>
    <meta:editing-duration>PT15S</meta:editing-duration>
    <meta:editing-cycles>1</meta:editing-cycles>
    <meta:document-statistic meta:table-count="0" meta:image-count="0" meta:object-count="0" meta:page-count="17" meta:paragraph-count="131" meta:word-count="1403" meta:character-count="7663" meta:non-whitespace-character-count="6392"/>
  </office:meta>
</office:document-meta>
</file>